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Unicode" svg:font-family="LucidaSansUnicod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list-style-name="L1"/>
    <style:style style:name="P2" style:family="paragraph" style:parent-style-name="Standard" style:list-style-name="L1">
      <style:paragraph-properties fo:text-align="start" style:justify-single-word="false"/>
      <style:text-properties style:font-name="Constantia"/>
    </style:style>
    <style:style style:name="P3" style:family="paragraph" style:parent-style-name="Standard" style:list-style-name="L1">
      <style:text-properties fo:color="#000000" loext:opacity="100%" style:font-name="Constantia" fo:font-size="11.5pt" style:font-size-asian="11.5pt"/>
    </style:style>
    <style:style style:name="P4" style:family="paragraph" style:parent-style-name="Standard" style:list-style-name="L1"/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officeooo:paragraph-rsid="0018c3a0"/>
    </style:style>
    <style:style style:name="P7" style:family="paragraph" style:parent-style-name="Text_20_body" style:list-style-name="L3">
      <style:text-properties officeooo:paragraph-rsid="0018c3a0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Standard">
      <style:text-properties style:font-name="Constantia" officeooo:rsid="0020e389" officeooo:paragraph-rsid="0020e389"/>
    </style:style>
    <style:style style:name="P26" style:family="paragraph" style:parent-style-name="Text_20_body">
      <style:text-properties style:font-name="Constantia" officeooo:rsid="0020e389" officeooo:paragraph-rsid="0020e389"/>
    </style:style>
    <style:style style:name="P27" style:family="paragraph" style:parent-style-name="Text_20_body" style:list-style-name="L21">
      <style:text-properties officeooo:paragraph-rsid="0020e389"/>
    </style:style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style:style style:name="P35" style:family="paragraph" style:parent-style-name="Text_20_body" style:list-style-name="L29"/>
    <style:style style:name="P36" style:family="paragraph" style:parent-style-name="Text_20_body" style:list-style-name="L30"/>
    <style:style style:name="P37" style:family="paragraph" style:parent-style-name="Text_20_body" style:list-style-name="L31"/>
    <style:style style:name="P38" style:family="paragraph" style:parent-style-name="Text_20_body" style:list-style-name="L32"/>
    <style:style style:name="P39" style:family="paragraph" style:parent-style-name="Text_20_body" style:list-style-name="L33"/>
    <style:style style:name="P40" style:family="paragraph" style:parent-style-name="Text_20_body" style:list-style-name="L34"/>
    <style:style style:name="P41" style:family="paragraph" style:parent-style-name="Text_20_body" style:list-style-name="L35"/>
    <style:style style:name="P42" style:family="paragraph" style:parent-style-name="Text_20_body" style:list-style-name="L36"/>
    <style:style style:name="P43" style:family="paragraph" style:parent-style-name="Text_20_body" style:list-style-name="L37"/>
    <style:style style:name="P44" style:family="paragraph" style:parent-style-name="Text_20_body" style:list-style-name="L38"/>
    <style:style style:name="P45" style:family="paragraph" style:parent-style-name="Text_20_body" style:list-style-name="L39"/>
    <style:style style:name="T1" style:family="text">
      <style:text-properties fo:color="#3465a5" loext:opacity="100%" style:font-name="Constantia" fo:font-size="11pt" fo:language="en" fo:country="US" officeooo:rsid="0018c3a0" style:font-size-asian="11pt"/>
    </style:style>
    <style:style style:name="T2" style:family="text">
      <style:text-properties fo:color="#3465a5" loext:opacity="100%" style:font-name="Constantia" fo:font-size="11pt" style:font-size-asian="11pt"/>
    </style:style>
    <style:style style:name="T3" style:family="text">
      <style:text-properties fo:color="#3465a5" loext:opacity="100%" style:font-name="Constantia" fo:font-size="11pt" officeooo:rsid="0018c3a0" style:font-size-asian="11pt"/>
    </style:style>
    <style:style style:name="T4" style:family="text">
      <style:text-properties fo:color="#000000" loext:opacity="100%" style:font-name="LucidaSansUnicode" fo:font-size="11.5pt" style:font-size-asian="11.5pt"/>
    </style:style>
    <style:style style:name="T5" style:family="text">
      <style:text-properties fo:color="#000000" loext:opacity="100%" fo:font-size="11.5pt" style:font-size-asian="11.5pt"/>
    </style:style>
    <style:style style:name="T6" style:family="text">
      <style:text-properties fo:color="#000000" loext:opacity="100%" fo:font-size="11.5pt" fo:language="en" fo:country="US" officeooo:rsid="001d5cdf" style:font-size-asian="11.5pt"/>
    </style:style>
    <style:style style:name="T7" style:family="text">
      <style:text-properties fo:color="#000000" loext:opacity="100%" style:font-name="Constantia" fo:font-size="11.5pt" fo:language="en" fo:country="US" officeooo:rsid="0018c3a0" style:font-size-asian="11.5pt"/>
    </style:style>
    <style:style style:name="T8" style:family="text">
      <style:text-properties style:font-name="Constantia" fo:language="en" fo:country="US" officeooo:rsid="0018c3a0"/>
    </style:style>
    <style:style style:name="T9" style:family="text">
      <style:text-properties style:font-name="Constantia"/>
    </style:style>
    <style:style style:name="T10" style:family="text">
      <style:text-properties style:font-name="Constantia" officeooo:rsid="0018c3a0"/>
    </style:style>
    <style:style style:name="T11" style:family="text">
      <style:text-properties style:font-name="Constantia" officeooo:rsid="001df45f"/>
    </style:style>
    <style:style style:name="T12" style:family="text">
      <style:text-properties style:font-name="Constantia" fo:language="el" fo:country="GR"/>
    </style:style>
    <style:style style:name="T13" style:family="text">
      <style:text-properties style:font-name="Constantia" fo:language="el" fo:country="GR" officeooo:rsid="0018c3a0"/>
    </style:style>
    <style:style style:name="T14" style:family="text">
      <style:text-properties style:font-name="Constantia" fo:language="en" fo:country="US" officeooo:rsid="001df45f"/>
    </style:style>
    <style:style style:name="T15" style:family="text">
      <style:text-properties style:font-name="Constantia" fo:language="en" fo:country="US" officeooo:rsid="001f4e56"/>
    </style:style>
    <style:style style:name="T16" style:family="text">
      <style:text-properties style:font-name="Constantia" officeooo:rsid="001aa267"/>
    </style:style>
    <style:style style:name="T17" style:family="text">
      <style:text-properties style:font-name="Constantia" fo:language="el" fo:country="GR" officeooo:rsid="001df45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<text:span text:style-name="Strong_20_Emphasis"><text:span text:style-name="T1">Θ</text:span></text:span><text:span text:style-name="T2">έματα </text:span><text:span text:style-name="T3">Γεμμολογίας</text:span></text:p>
          <text:p text:style-name="P2" loext:marker-style-name="T4"><text:span text:style-name="T5">Επιλέξτε όλες τις σωστές απαντήσεις γράφοντας μόνον τον αριθμό της ερώτησης και την απάντηση </text:span><text:span text:style-name="T6">A</text:span><text:span text:style-name="T5">,</text:span><text:span text:style-name="T6">B</text:span><text:span text:style-name="T5">,</text:span><text:span text:style-name="T6">C</text:span><text:span text:style-name="T5"> ή </text:span><text:span text:style-name="T6">D</text:span><text:span text:style-name="T5">, ανά περίπτωση είναι ίσως παραπάνω από μια!</text:span></text:p>
          <text:p text:style-name="P3">Παράδειγμα για την ερώτηση 9 γράφουμε την απάντηση: 9. Α</text:p>
          <text:p text:style-name="P4"><text:span text:style-name="Strong_20_Emphasis"><text:span text:style-name="T7"/></text:span></text:p>
          <text:p text:style-name="P5"><text:span text:style-name="Strong_20_Emphasis"><text:span text:style-name="Strong_20_Emphasis"><text:span text:style-name="T8">1. </text:span></text:span></text:span><text:span text:style-name="Strong_20_Emphasis"><text:span text:style-name="T9">Τι είναι η γεμμολογία;</text:span></text:span><text:span text:style-name="T9"><text:line-break/>A) Η μελέτη των φυτών<text:line-break/>B) Η μελέτη των πολύτιμων λίθων<text:line-break/>C) Η μελέτη των μετάλλων<text:line-break/>D) Η μελέτη των ζώων</text:span></text:p>
        </text:list-header>
      </text:list>
      <text:list text:style-name="L2">
        <text:list-header>
          <text:p text:style-name="P6"><text:span text:style-name="Strong_20_Emphasis"><text:span text:style-name="Strong_20_Emphasis"><text:span text:style-name="T8">2. </text:span></text:span></text:span><text:span text:style-name="Strong_20_Emphasis"><text:span text:style-name="T9">Ποιό από τα παρακάτω είναι φυσικός πολύτιμος λίθος;</text:span></text:span><text:span text:style-name="T9"><text:line-break/>A) Αλουμίνιο<text:line-break/>B) Διαμάντι<text:line-break/>C) Χαλκός<text:line-break/>D) Άργιλος</text:span></text:p>
        </text:list-header>
      </text:list>
      <text:list text:style-name="L3">
        <text:list-header>
          <text:p text:style-name="P7"><text:span text:style-name="Strong_20_Emphasis"><text:span text:style-name="Strong_20_Emphasis"><text:span text:style-name="T8">3. </text:span></text:span></text:span><text:span text:style-name="Strong_20_Emphasis"><text:span text:style-name="T9">Ποια είναι η πιο σκληρή ουσία στον κόσμο;</text:span></text:span><text:span text:style-name="T9"><text:line-break/>A) Χρυσός<text:line-break/>B) Διαμάντι<text:line-break/>C) </text:span><text:span text:style-name="T10">Ζ</text:span><text:span text:style-name="T9">αφείρι<text:line-break/>D) Ρουμπίνι</text:span></text:p>
        </text:list-header>
      </text:list>
      <text:list text:style-name="L4">
        <text:list-header>
          <text:p text:style-name="P8"><text:span text:style-name="Strong_20_Emphasis"><text:span text:style-name="Strong_20_Emphasis"><text:span text:style-name="T8">4. </text:span></text:span></text:span><text:span text:style-name="Strong_20_Emphasis"><text:span text:style-name="T9">Ποιος είναι ο βασικός παράγοντας που καθορίζει την αξία ενός διαμαντιού;</text:span></text:span><text:span text:style-name="T9"><text:line-break/>A) Χρώμα<text:line-break/>B) </text:span><text:span text:style-name="T11">Διαύγεια</text:span><text:span text:style-name="T9"><text:line-break/>C) Καθαρότητα<text:line-break/>D) Όλα τα παραπάνω</text:span></text:p>
        </text:list-header>
      </text:list>
      <text:list text:style-name="L5">
        <text:list-header>
          <text:p text:style-name="P9"><text:span text:style-name="Strong_20_Emphasis"><text:span text:style-name="Strong_20_Emphasis"><text:span text:style-name="T8">5. </text:span></text:span></text:span><text:span text:style-name="Strong_20_Emphasis"><text:span text:style-name="T9">Ποιο είναι το χημικό </text:span></text:span><text:span text:style-name="Strong_20_Emphasis"><text:span text:style-name="T12">σ</text:span></text:span><text:span text:style-name="Strong_20_Emphasis"><text:span text:style-name="T13">υ</text:span></text:span><text:span text:style-name="Strong_20_Emphasis"><text:span text:style-name="T12">στατ</text:span></text:span><text:span text:style-name="Strong_20_Emphasis"><text:span text:style-name="T13">ικ</text:span></text:span><text:span text:style-name="Strong_20_Emphasis"><text:span text:style-name="T8">ό</text:span></text:span><text:span text:style-name="Strong_20_Emphasis"><text:span text:style-name="T9"> του διαμαντιού;</text:span></text:span><text:span text:style-name="T9"><text:line-break/>A) Σίδηρος<text:line-break/>B) Άνθρακας<text:line-break/>C) Οξυγόνο<text:line-break/>D) Αργίλιο</text:span></text:p>
        </text:list-header>
      </text:list>
      <text:list text:style-name="L6">
        <text:list-header>
          <text:p text:style-name="P10"><text:span text:style-name="Strong_20_Emphasis"><text:span text:style-name="T10">6. </text:span></text:span><text:span text:style-name="Strong_20_Emphasis"><text:span text:style-name="T9">Ποιο από τα παρακάτω είναι η σκληρότητα του διαμαντιού στη κλίμακα Mohs;</text:span></text:span><text:span text:style-name="T9"><text:line-break/>A) 7<text:line-break/>B) 10<text:line-break/>C) 8<text:line-break/>D) 5</text:span></text:p>
        </text:list-header>
      </text:list>
      <text:list text:style-name="L7">
        <text:list-header>
          <text:p text:style-name="P11"><text:soft-page-break/><text:span text:style-name="Strong_20_Emphasis"><text:span text:style-name="T10">7. </text:span></text:span><text:span text:style-name="Strong_20_Emphasis"><text:span text:style-name="T9">Ποια είναι η βασική διαφορά μεταξύ του ρουμπινιού και του ζαφειριού;</text:span></text:span><text:span text:style-name="T9"><text:line-break/>A) Το χρώμα<text:line-break/>B) Η σκληρότητα<text:line-break/>C) Η γεωλογική προέλευση<text:line-break/>D) Η </text:span><text:span text:style-name="T11">διαύγεια</text:span></text:p>
        </text:list-header>
      </text:list>
      <text:list text:style-name="L8">
        <text:list-header>
          <text:p text:style-name="P12"><text:span text:style-name="Strong_20_Emphasis"><text:span text:style-name="T10">8. </text:span></text:span><text:span text:style-name="Strong_20_Emphasis"><text:span text:style-name="T9">Ποιος πολύτιμος λίθος είναι γνωστός για το χαρακτηριστικό του πράσινο χρώμα;</text:span></text:span><text:span text:style-name="T9"><text:line-break/>A) Έμεραλδος<text:line-break/>B) Τουρκουάζ<text:line-break/>C) Αμέθυστος<text:line-break/>D) Σμαράγδι</text:span></text:p>
        </text:list-header>
      </text:list>
      <text:list text:style-name="L9">
        <text:list-header>
          <text:p text:style-name="P13"><text:span text:style-name="Strong_20_Emphasis"><text:span text:style-name="T10">9. </text:span></text:span><text:span text:style-name="Strong_20_Emphasis"><text:span text:style-name="T9">Ποια είναι η βασική διαφορά μεταξύ του πραγματικού διαμαντιού και του τεχνητού διαμαντιού;</text:span></text:span><text:span text:style-name="T9"><text:line-break/>A) Η ηλικία<text:line-break/>B) Η σύνθεση<text:line-break/>C) Η προέλευση<text:line-break/>D) Η τιμή</text:span></text:p>
        </text:list-header>
      </text:list>
      <text:list text:style-name="L10">
        <text:list-header>
          <text:p text:style-name="P14"><text:span text:style-name="Strong_20_Emphasis"><text:span text:style-name="T10">10. </text:span></text:span><text:span text:style-name="Strong_20_Emphasis"><text:span text:style-name="T9">Ποιος είναι ο πιο συνηθισμένος τρόπος για να αξιολογήσουμε την καθαρότητα ενός διαμαντιού;</text:span></text:span><text:span text:style-name="T9"><text:line-break/>A) Μεγεθυντικός φακός<text:line-break/>B) </text:span><text:span text:style-name="T11">Θέ</text:span><text:span text:style-name="T9">ρμα</text:span><text:span text:style-name="T11">ν</text:span><text:span text:style-name="T9">σ</text:span><text:span text:style-name="T11">η</text:span><text:span text:style-name="T9"><text:line-break/>C) Χημική ανάλυση<text:line-break/>D) Φωτισμός </text:span><text:span text:style-name="T11">και μελέτη ανάκλασης</text:span></text:p>
        </text:list-header>
      </text:list>
      <text:list text:style-name="L11">
        <text:list-header>
          <text:p text:style-name="P15"><text:span text:style-name="Strong_20_Emphasis"><text:span text:style-name="T10">11. </text:span></text:span><text:span text:style-name="Strong_20_Emphasis"><text:span text:style-name="T9">Ποιο είναι το χημικό στοιχείο που αποτελεί τη βάση του διαμαντιού;</text:span></text:span><text:span text:style-name="T9"><text:line-break/>A) Μαγνήσιο<text:line-break/>B) Άνθρακας<text:line-break/>C) Αργίλιο<text:line-break/>D) Χαλκός</text:span></text:p>
        </text:list-header>
      </text:list>
      <text:list text:style-name="L12">
        <text:list-header>
          <text:p text:style-name="P16"><text:span text:style-name="Strong_20_Emphasis"><text:span text:style-name="T10">12. </text:span></text:span><text:span text:style-name="Strong_20_Emphasis"><text:span text:style-name="T9">Ποιο από τα παρακάτω είναι ο πιο σπάνιος πολύτιμος λίθος;</text:span></text:span><text:span text:style-name="T9"><text:line-break/>A) Αμέθυστος<text:line-break/>B) Διαμάντι<text:line-break/>C) Ρουμπίνι<text:line-break/>D) Σμαράγδι</text:span></text:p>
        </text:list-header>
      </text:list>
      <text:list text:style-name="L13">
        <text:list-header>
          <text:p text:style-name="P17"><text:span text:style-name="Strong_20_Emphasis"><text:span text:style-name="T10">13. </text:span></text:span><text:span text:style-name="Strong_20_Emphasis"><text:span text:style-name="T9">Ποια από τις παρακάτω επιλογές δεν θεωρείται πολύτιμος λίθος;</text:span></text:span><text:span text:style-name="T9"><text:line-break/>A) Σμαράγδι<text:line-break/>B) Τουρκουάζ<text:line-break/></text:span><text:soft-page-break/><text:span text:style-name="T9">C) </text:span><text:span text:style-name="T11">Κρύσταλλοι </text:span><text:span text:style-name="T14">Swaro</text:span><text:span text:style-name="T15">v</text:span><text:span text:style-name="T14">ski</text:span><text:span text:style-name="T9"><text:line-break/>D) Ζαφείρι</text:span></text:p>
        </text:list-header>
      </text:list>
      <text:list text:style-name="L14">
        <text:list-header>
          <text:p text:style-name="P18"><text:span text:style-name="Strong_20_Emphasis"><text:span text:style-name="T10">14. </text:span></text:span><text:span text:style-name="Strong_20_Emphasis"><text:span text:style-name="T9">Ποιο είναι το χαρακτηριστικό χρώμα του ζαφειριού;</text:span></text:span><text:span text:style-name="T9"><text:line-break/>A) Πράσινο<text:line-break/>B) Κόκκινο<text:line-break/>C) Μπλε<text:line-break/>D) Κίτρινο</text:span></text:p>
        </text:list-header>
      </text:list>
      <text:list text:style-name="L15">
        <text:list-header>
          <text:p text:style-name="P19"><text:span text:style-name="Strong_20_Emphasis"><text:span text:style-name="T10">15. </text:span></text:span><text:span text:style-name="Strong_20_Emphasis"><text:span text:style-name="T9">Ποιο στοιχείο είναι υπεύθυνο για το κόκκινο χρώμα του ρουμπινιού;</text:span></text:span><text:span text:style-name="T9"><text:line-break/>A) Σίδηρος<text:line-break/>B) Μαγγάνιο<text:line-break/>C) Χρώμιο<text:line-break/>D) Τιτάνιο</text:span></text:p>
        </text:list-header>
      </text:list>
      <text:list text:style-name="L16">
        <text:list-header>
          <text:p text:style-name="P20"><text:span text:style-name="Strong_20_Emphasis"><text:span text:style-name="T10">16. </text:span></text:span><text:span text:style-name="Strong_20_Emphasis"><text:span text:style-name="T9">Ποιος πολύτιμος λίθος είναι γνωστός για τη δυνατότητά του να αλλάζει χρώματα;</text:span></text:span><text:span text:style-name="T9"><text:line-break/>A) Χαλαζίας<text:line-break/>B) Τουρκουάζ<text:line-break/>C) Αλ</text:span><text:span text:style-name="T16">ε</text:span><text:span text:style-name="T9">ξανδρ</text:span><text:span text:style-name="T16">ίτης</text:span><text:span text:style-name="T9"><text:line-break/>D) Σμαράγδι</text:span></text:p>
        </text:list-header>
      </text:list>
      <text:list text:style-name="L17">
        <text:list-header>
          <text:p text:style-name="P21"><text:span text:style-name="Strong_20_Emphasis"><text:span text:style-name="T10">17. </text:span></text:span><text:span text:style-name="Strong_20_Emphasis"><text:span text:style-name="T9">Ποια είναι η βασική μέθοδος για να καθοριστεί η αυθεντικότητα ενός διαμαντιού;</text:span></text:span><text:span text:style-name="T9"><text:line-break/>A) Χημική ανάλυση<text:line-break/>B) Χρήση ραδιομετρικών εργαλείων<text:line-break/>C) Εξέταση με τη μέθοδο των ακτίνων Χ<text:line-break/>D) Οπτική εξέταση με μικροσκόπιο</text:span></text:p>
        </text:list-header>
      </text:list>
      <text:list text:style-name="L18">
        <text:list-header>
          <text:p text:style-name="P22"><text:span text:style-name="Strong_20_Emphasis"><text:span text:style-name="T10">18. </text:span></text:span><text:span text:style-name="Strong_20_Emphasis"><text:span text:style-name="T9">Ποιο στοιχείο ευθύνεται για το χαρακτηριστικό μπλε χρώμα του ζαφειριού;</text:span></text:span><text:span text:style-name="T9"><text:line-break/>A) Χρώμιο<text:line-break/>B) Μαγγάνιο<text:line-break/>C) Σίδηρος και τιτάνιο<text:line-break/>D) Μολυβδαίνιο</text:span></text:p>
        </text:list-header>
      </text:list>
      <text:list text:style-name="L19">
        <text:list-header>
          <text:p text:style-name="P23"><text:span text:style-name="Strong_20_Emphasis"><text:span text:style-name="T10">19. </text:span></text:span><text:span text:style-name="Strong_20_Emphasis"><text:span text:style-name="T9">Ποιο είναι το κυριότερο χαρακτηριστικό που καθορίζει την τιμή ενός πολύτιμου λίθου;</text:span></text:span><text:span text:style-name="T9"><text:line-break/>A) Χρώμα<text:line-break/>B) Μέγεθος<text:line-break/>C) Σαφήνεια<text:line-break/>D) Όλα τα παραπάνω</text:span></text:p>
        </text:list-header>
      </text:list>
      <text:list text:style-name="L20">
        <text:list-header>
          <text:p text:style-name="P24"><text:span text:style-name="Strong_20_Emphasis"><text:span text:style-name="T10">20. </text:span></text:span><text:span text:style-name="Strong_20_Emphasis"><text:span text:style-name="T9">Ποιο από τα παρακάτω είναι φυσικό υλικό που χρησιμοποιείται για την παραγωγή των διαμαντιών;</text:span></text:span><text:span text:style-name="T9"><text:line-break/></text:span><text:soft-page-break/><text:span text:style-name="T9">A) </text:span><text:span text:style-name="T11">Ά</text:span><text:span text:style-name="T9">νθρακα</text:span><text:span text:style-name="T17">ς</text:span><text:span text:style-name="T9"><text:line-break/>B) </text:span><text:span text:style-name="T11">Ν</text:span><text:span text:style-name="T9">ικέλιο<text:line-break/>C) </text:span><text:span text:style-name="T11">Α</text:span><text:span text:style-name="T9">σήμι<text:line-break/>D) </text:span><text:span text:style-name="T11">Α</text:span><text:span text:style-name="T9">ργίλιο</text:span></text:p>
        </text:list-header>
      </text:list>
      <text:p text:style-name="P25">Απαντήσεις:</text:p>
      <text:p text:style-name="P26"><text:span text:style-name="Strong_20_Emphasis">Τι είναι η γεμμολογία;</text:span><text:line-break/><text:span text:style-name="Strong_20_Emphasis">Β) Η μελέτη των πολύτιμων λίθων</text:span></text:p>
      <text:list text:style-name="L21">
        <text:list-header>
          <text:p text:style-name="P27"><text:span text:style-name="Strong_20_Emphasis">Ποιό από τα παρακάτω είναι φυσικός πολύτιμος λίθος;</text:span><text:line-break/><text:span text:style-name="Strong_20_Emphasis">Β) Διαμάντι</text:span></text:p>
        </text:list-header>
      </text:list>
      <text:list text:style-name="L22">
        <text:list-item>
          <text:p text:style-name="P28"><text:span text:style-name="Strong_20_Emphasis">Ποια είναι η πιο σκληρή ουσία στον κόσμο;</text:span><text:line-break/><text:span text:style-name="Strong_20_Emphasis">Β) Διαμάντι</text:span></text:p>
        </text:list-item>
      </text:list>
      <text:list text:style-name="L23">
        <text:list-item>
          <text:p text:style-name="P29"><text:span text:style-name="Strong_20_Emphasis">Ποιος είναι ο βασικός παράγοντας που καθορίζει την αξία ενός διαμαντιού;</text:span><text:line-break/><text:span text:style-name="Strong_20_Emphasis">Δ) Όλα τα παραπάνω</text:span></text:p>
        </text:list-item>
      </text:list>
      <text:list text:style-name="L24">
        <text:list-item>
          <text:p text:style-name="P30"><text:span text:style-name="Strong_20_Emphasis">Ποιο είναι το χημικό συστατικό του διαμαντιού;</text:span><text:line-break/><text:span text:style-name="Strong_20_Emphasis">Β) Άνθρακας</text:span></text:p>
        </text:list-item>
      </text:list>
      <text:list text:style-name="L25">
        <text:list-item>
          <text:p text:style-name="P31"><text:span text:style-name="Strong_20_Emphasis">Ποιο από τα παρακάτω είναι η σκληρότητα του διαμαντιού στη κλίμακα Mohs;</text:span><text:line-break/><text:span text:style-name="Strong_20_Emphasis">Β) 10</text:span></text:p>
        </text:list-item>
      </text:list>
      <text:list text:style-name="L26">
        <text:list-item>
          <text:p text:style-name="P32"><text:span text:style-name="Strong_20_Emphasis">Ποια είναι η βασική διαφορά μεταξύ του ρουμπινιού και του ζαφειριού;</text:span><text:line-break/><text:span text:style-name="Strong_20_Emphasis">Α) Το χρώμα</text:span></text:p>
        </text:list-item>
      </text:list>
      <text:list text:style-name="L27">
        <text:list-item>
          <text:p text:style-name="P33"><text:span text:style-name="Strong_20_Emphasis">Ποιος πολύτιμος λίθος είναι γνωστός για το χαρακτηριστικό του πράσινο χρώμα;</text:span><text:line-break/><text:span text:style-name="Strong_20_Emphasis">Δ) Σμαράγδι</text:span></text:p>
        </text:list-item>
      </text:list>
      <text:list text:style-name="L28">
        <text:list-item>
          <text:p text:style-name="P34"><text:span text:style-name="Strong_20_Emphasis">Ποια είναι η βασική διαφορά μεταξύ του πραγματικού διαμαντιού και του τεχνητού διαμαντιού;</text:span><text:line-break/><text:span text:style-name="Strong_20_Emphasis">Γ) Η προέλευση</text:span></text:p>
        </text:list-item>
      </text:list>
      <text:list text:style-name="L29">
        <text:list-item>
          <text:p text:style-name="P35"><text:span text:style-name="Strong_20_Emphasis">Ποιος είναι ο πιο συνηθισμένος τρόπος για να αξιολογήσουμε την καθαρότητα ενός διαμαντιού;</text:span><text:line-break/><text:span text:style-name="Strong_20_Emphasis">Α) Μεγεθυντικός φακός</text:span></text:p>
        </text:list-item>
      </text:list>
      <text:list text:style-name="L30">
        <text:list-item>
          <text:p text:style-name="P36"><text:span text:style-name="Strong_20_Emphasis">Ποιο είναι το χημικό στοιχείο που αποτελεί τη βάση του διαμαντιού;</text:span><text:line-break/><text:span text:style-name="Strong_20_Emphasis">Β) Άνθρακας</text:span></text:p>
        </text:list-item>
      </text:list>
      <text:list text:style-name="L31">
        <text:list-item>
          <text:p text:style-name="P37"><text:span text:style-name="Strong_20_Emphasis">Ποιο από τα παρακάτω είναι ο πιο σπάνιος πολύτιμος λίθος;</text:span><text:line-break/><text:span text:style-name="Strong_20_Emphasis">Γ) Ρουμπίνι</text:span></text:p>
        </text:list-item>
      </text:list>
      <text:list text:style-name="L32">
        <text:list-item>
          <text:p text:style-name="P38"><text:span text:style-name="Strong_20_Emphasis">Ποια από τις παρακάτω επιλογές δεν θεωρείται πολύτιμος λίθος;</text:span><text:line-break/><text:span text:style-name="Strong_20_Emphasis">Γ) Κρύσταλλοι Swarovski</text:span></text:p>
        </text:list-item>
      </text:list>
      <text:list text:style-name="L33">
        <text:list-item>
          <text:p text:style-name="P39"><text:span text:style-name="Strong_20_Emphasis">Ποιο είναι το χαρακτηριστικό χρώμα του ζαφειριού;</text:span><text:line-break/><text:span text:style-name="Strong_20_Emphasis">Γ) Μπλε</text:span></text:p>
        </text:list-item>
      </text:list>
      <text:list text:style-name="L34">
        <text:list-item>
          <text:p text:style-name="P40"><text:soft-page-break/><text:span text:style-name="Strong_20_Emphasis">Ποιο στοιχείο είναι υπεύθυνο για το κόκκινο χρώμα του ρουμπινιού;</text:span><text:line-break/><text:span text:style-name="Strong_20_Emphasis">Γ) Χρώμιο</text:span></text:p>
        </text:list-item>
      </text:list>
      <text:list text:style-name="L35">
        <text:list-item>
          <text:p text:style-name="P41"><text:span text:style-name="Strong_20_Emphasis">Ποιος πολύτιμος λίθος είναι γνωστός για τη δυνατότητά του να αλλάζει χρώματα;</text:span><text:line-break/><text:span text:style-name="Strong_20_Emphasis">Γ) Αλεξανδρίτης</text:span></text:p>
        </text:list-item>
      </text:list>
      <text:list text:style-name="L36">
        <text:list-item>
          <text:p text:style-name="P42"><text:span text:style-name="Strong_20_Emphasis">Ποια είναι η βασική μέθοδος για να καθοριστεί η αυθεντικότητα ενός διαμαντιού;</text:span><text:line-break/><text:span text:style-name="Strong_20_Emphasis">Δ) Οπτική εξέταση με μικροσκόπιο</text:span></text:p>
        </text:list-item>
      </text:list>
      <text:list text:style-name="L37">
        <text:list-item>
          <text:p text:style-name="P43"><text:span text:style-name="Strong_20_Emphasis">Ποιο στοιχείο ευθύνεται για το χαρακτηριστικό μπλε χρώμα του ζαφειριού;</text:span><text:line-break/><text:span text:style-name="Strong_20_Emphasis">Γ) Σίδηρος και τιτάνιο</text:span></text:p>
        </text:list-item>
      </text:list>
      <text:list text:style-name="L38">
        <text:list-item>
          <text:p text:style-name="P44"><text:span text:style-name="Strong_20_Emphasis">Ποιο είναι το κυριότερο χαρακτηριστικό που καθορίζει την τιμή ενός πολύτιμου λίθου;</text:span><text:line-break/><text:span text:style-name="Strong_20_Emphasis">Δ) Όλα τα παραπάνω</text:span></text:p>
        </text:list-item>
      </text:list>
      <text:list text:style-name="L39">
        <text:list-item>
          <text:p text:style-name="P45"><text:span text:style-name="Strong_20_Emphasis">Ποιο από τα παρακάτω είναι φυσικό υλικό που χρησιμοποιείται για την παραγωγή των διαμαντιών;</text:span><text:line-break/><text:span text:style-name="Strong_20_Emphasis">Α) Άνθρακας</text:span></text:p>
        </text:list-item>
      </text:list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Unicode" svg:font-family="LucidaSansUnicod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8c3a0" officeooo:paragraph-rsid="0018c3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0.06pt solid #3465a4" fo:border-bottom="none" fo:border-left="none" fo:border-right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://github.com/nickaiva/epas" text:style-name="Internet_20_link" text:visited-style-name="Visited_20_Internet_20_Link">Ν.Αϊβαλιώτης</text:a><text:tab/><text:tab/><text:date style:data-style-name="N37" text:date-value="2025-05-24T11:50:40.987999923">24/05/25</text:date></text:p>
      </style:header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09:49:28.075000000</meta:creation-date>
    <dc:date>2025-05-24T11:50:39.283000000</dc:date>
    <meta:editing-duration>PT24M55S</meta:editing-duration>
    <meta:editing-cycles>7</meta:editing-cycles>
    <meta:generator>LibreOffice/24.8.6.2$Windows_X86_64 LibreOffice_project/6d98ba145e9a8a39fc57bcc76981d1fb1316c60c</meta:generator>
    <meta:print-date>2025-04-22T11:08:55.204000000</meta:print-date>
    <meta:printed-by>PDF files</meta:printed-by>
    <meta:document-statistic meta:table-count="0" meta:image-count="0" meta:object-count="0" meta:page-count="5" meta:paragraph-count="47" meta:word-count="776" meta:character-count="4477" meta:non-whitespace-character-count="3789"/>
  </office:meta>
</office:document-meta>
</file>